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ManagerImpl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ManagerImpl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ManagerImpl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anagerImpl.ApplicationManagerImpl( EventPublisher eventPublisher , Application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ManagerImpl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anagerImpl.configure( ApplicationConfiguration application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